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26cm" svg:stroke-color="#000000" draw:marker-end="Arrowheads_20_3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" style:family="graphic" style:parent-style-name="standard" style:list-style-name="L1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marker-start="" draw:marker-start-width="0.21cm" draw:marker-start-center="false" draw:marker-end="Arrowheads_20_3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2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3" style:family="graphic" style:parent-style-name="standard" style:list-style-name="L1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start="" draw:marker-start-width="0.21cm" draw:marker-start-center="false" draw:marker-end="Arrow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8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9" style:family="graphic" style:parent-style-name="objectwithoutfill">
      <style:graphic-properties draw:marker-end="Arrow" draw:fill="none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42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text-align="center" fo:text-indent="0cm" style:line-break="strict"/>
    </style:style>
    <style:style style:name="P7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 style:font-size-asian="18pt" style:font-size-complex="18pt"/>
    </style:style>
    <style:style style:name="P9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3pt" style:font-size-asian="13pt" style:font-size-complex="13pt"/>
    </style:style>
    <style:style style:name="T1" style:family="text">
      <style:text-properties fo:color="#000000" fo:font-size="18pt" fo:language="en" fo:country="US"/>
    </style:style>
    <style:style style:name="T2" style:family="text">
      <style:text-properties fo:color="#000000" fo:font-size="14pt" fo:language="en" fo:country="US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8pt" fo:language="en" fo:country="US" fo:font-weight="bold" style:font-weight-asian="bold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color="#000000" fo:font-size="18pt" fo:language="en" fo:country="US" style:font-size-asian="18pt" style:font-size-complex="18pt"/>
    </style:style>
    <style:style style:name="T7" style:family="text">
      <style:text-properties fo:font-size="13pt" fo:language="en" fo:country="US" style:font-size-asian="13pt" style:font-size-complex="13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871cm" svg:height="2.541cm" svg:x="7.916cm" svg:y="10.159cm">
          <text:list text:style-name="L1">
            <text:list-item>
              <text:p text:style-name="P1"><text:span text:style-name="T1">Data Store</text:span></text:p>
              <text:p text:style-name="P1"><text:span text:style-name="T2">data/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922cm" svg:y1="5.589cm" svg:x2="12.7cm" svg:y2="6.858cm">
          <text:p/>
        </draw:line>
        <draw:line draw:style-name="gr3" draw:text-style-name="P3" draw:layer="layout" svg:x1="13.208cm" svg:y1="11.848cm" svg:x2="15.747cm" svg:y2="11.852cm">
          <text:p/>
        </draw:line>
        <draw:line draw:style-name="gr2" draw:text-style-name="P3" draw:layer="layout" svg:x1="13.208cm" svg:y1="11.213cm" svg:x2="15.747cm" svg:y2="11.217cm">
          <text:p/>
        </draw:line>
        <draw:custom-shape draw:style-name="gr4" draw:text-style-name="P5" draw:layer="layout" svg:width="2.195cm" svg:height="0.723cm" svg:x="15.694cm" svg:y="10.807cm">
          <text:list text:style-name="L1">
            <text:list-header>
              <text:p text:style-name="P4"><text:span text:style-name="T3">execu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.195cm" svg:height="0.724cm" svg:x="15.694cm" svg:y="11.468cm">
          <text:list text:style-name="L1">
            <text:list-header>
              <text:p text:style-name="P4"><text:span text:style-name="T3">data 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5" draw:layer="layout" svg:width="15.799cm" svg:height="0.956cm" svg:x="1.981cm" svg:y="0.66cm">
          <text:list text:style-name="L1">
            <text:list-header>
              <text:p text:style-name="P4"><text:span text:style-name="T4">Data Flow and Execution Paths on the Owl Sens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7" draw:layer="layout" svg:width="2.539cm" svg:height="1.972cm" svg:x="0.991cm" svg:y="2.337cm">
          <text:list text:style-name="L1">
            <text:list-header>
              <text:p text:style-name="P6"><text:span text:style-name="T5">Name</text:span></text:p>
            </text:list-header>
            <text:list-item>
              <text:p text:style-name="P6"><text:span text:style-name="T5">Servers</text:span></text:p>
            </text:list-item>
          </text:list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8" draw:layer="layout" svg:width="4.317cm" svg:height="1.906cm" svg:x="3.557cm" svg:y="6.73cm">
          <text:list text:style-name="L1">
            <text:list-item>
              <text:p text:style-name="P1"><text:span text:style-name="T6">owl-dnstime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2.286cm" svg:y1="4.309cm" svg:x2="4.424cm" svg:y2="6.94cm">
          <text:p/>
        </draw:line>
        <draw:line draw:style-name="gr10" draw:text-style-name="P3" draw:layer="layout" svg:x1="8.636cm" svg:y1="5.588cm" svg:x2="6.858cm" svg:y2="6.858cm">
          <text:p/>
        </draw:line>
        <draw:custom-shape draw:style-name="gr11" draw:text-style-name="P8" draw:layer="layout" svg:width="3.843cm" svg:height="1.906cm" svg:x="7.925cm" svg:y="3.861cm">
          <text:list text:style-name="L1">
            <text:list-item>
              <text:p text:style-name="P1"><text:span text:style-name="T6">owl-sensord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4.317cm" svg:height="1.906cm" svg:x="11.811cm" svg:y="6.706cm">
          <text:list text:style-name="L1">
            <text:list-item>
              <text:p text:style-name="P1"><text:span text:style-name="T6">owl-transfe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539cm" svg:height="1.972cm" svg:x="16.18cm" svg:y="2.337cm">
          <text:list text:style-name="L1">
            <text:list-item>
              <text:p text:style-name="P6"><text:span text:style-name="T7">Owl</text:span></text:p>
              <text:p text:style-name="P6"><text:span text:style-name="T7">Manager</text:span></text:p>
            </text:list-item>
          </text:list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3" draw:layer="layout" svg:x1="5.736cm" svg:y1="8.636cm" svg:x2="7.916cm" svg:y2="11.43cm">
          <text:p/>
        </draw:line>
        <draw:line draw:style-name="gr14" draw:text-style-name="P3" draw:layer="layout" svg:x1="11.79cm" svg:y1="11.43cm" svg:x2="13.97cm" svg:y2="8.612cm">
          <text:p/>
        </draw:line>
        <draw:line draw:style-name="gr14" draw:text-style-name="P3" draw:layer="layout" svg:x1="15.303cm" svg:y1="6.929cm" svg:x2="17.445cm" svg:y2="4.293cm">
          <text:p/>
        </draw:line>
        <draw:custom-shape draw:style-name="gr15" draw:text-style-name="P2" draw:layer="layout" svg:width="3.871cm" svg:height="2.541cm" svg:x="7.925cm" svg:y="17.069cm">
          <text:list text:style-name="L1">
            <text:list-item>
              <text:p text:style-name="P1"><text:span text:style-name="T1">Data Archive</text:span></text:p>
            </text:list-item>
            <text:list-item>
              <text:p text:style-name="P1"><text:span text:style-name="T2">old-data/</text:span></text:p>
            </text:list-item>
            <text:list-item>
              <text:p text:style-name="P1"><text:span text:style-name="T2">(month archives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317cm" svg:height="1.906cm" svg:x="7.671cm" svg:y="13.97cm">
          <text:list text:style-name="L1">
            <text:list-item>
              <text:p text:style-name="P1"><text:span text:style-name="T6">owl-dataarch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9.83cm" svg:y1="15.875cm" svg:x2="9.83cm" svg:y2="17.069cm">
          <text:p/>
        </draw:line>
        <draw:line draw:style-name="gr14" draw:text-style-name="P3" draw:layer="layout" svg:x1="9.83cm" svg:y1="12.725cm" svg:x2="9.83cm" svg:y2="13.944cm">
          <text:p/>
        </draw:line>
        <draw:custom-shape draw:style-name="gr17" draw:text-style-name="P2" draw:layer="layout" svg:width="3.871cm" svg:height="2.541cm" svg:x="14.224cm" svg:y="17.069cm">
          <text:list text:style-name="L1">
            <text:list-item>
              <text:p text:style-name="P1"><text:span text:style-name="T1">Data Archive</text:span></text:p>
            </text:list-item>
            <text:list-item>
              <text:p text:style-name="P1"><text:span text:style-name="T2">old-data/</text:span></text:p>
            </text:list-item>
            <text:list-item>
              <text:p text:style-name="P1"><text:span text:style-name="T2">(year archives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.317cm" svg:height="1.906cm" svg:x="13.97cm" svg:y="13.97cm">
          <text:list text:style-name="L1">
            <text:list-item>
              <text:p text:style-name="P1"><text:span text:style-name="T6">owl-archold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6.129cm" svg:y1="15.875cm" svg:x2="16.129cm" svg:y2="17.069cm">
          <text:p/>
        </draw:line>
        <draw:line draw:style-name="gr19" draw:layer="layout" svg:x1="11.786cm" svg:y1="18.313cm" svg:x2="14.478cm" svg:y2="15.519cm">
          <text:p/>
        </draw:line>
        <presentation:notes draw:style-name="dp2">
          <draw:page-thumbnail draw:style-name="gr20" draw:layer="layout" svg:width="13.97cm" svg:height="10.478cm" svg:x="3.81cm" svg:y="2.121cm" draw:page-number="1" presentation:class="page"/>
          <draw:frame presentation:style-name="pr1" draw:layer="layout" svg:width="17.242cm" svg:height="12.542cm" svg:x="2.161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918" svg:d="m737 1131h394l-564-1131-567 1131h398l-398 787h1131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Arrowheads_20_3" draw:display-name="Arrowheads 3" svg:viewBox="0 0 3000 6000" svg:d="m1500 0 1500 3000-1500 3000-1500-3000zm0 447-1276 2553 1276 2553 1276-2553z"/>
    <draw:marker draw:name="Double_20_Arrow" draw:display-name="Double Arrow" svg:viewBox="0 0 1131 1918" svg:d="m737 1131h394l-564-1131-567 1131h398l-398 787h1131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1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58cm" svg:height="3.477cm" svg:x="1.397cm" svg:y="0.837cm" presentation:class="title" presentation:placeholder="true">
        <draw:text-box/>
      </draw:frame>
      <draw:frame presentation:style-name="Default-outline1" draw:layer="backgroundobjects" svg:width="25.158cm" svg:height="12.183cm" svg:x="1.397cm" svg:y="4.912cm" presentation:class="outline" presentation:placeholder="true">
        <draw:text-box/>
      </draw:frame>
      <draw:frame presentation:style-name="Mpr1" draw:layer="backgroundobjects" svg:width="6.489cm" svg:height="1.417cm" svg:x="1.396cm" svg:y="19.134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43cm" svg:height="1.417cm" svg:x="9.574cm" svg:y="19.134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9cm" svg:height="1.417cm" svg:x="20.07cm" svg:y="19.13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39cm" svg:height="10.448cm" svg:x="3.809cm" svg:y="2.12cm" presentation:class="page"/>
        <draw:frame presentation:style-name="Default-notes" draw:layer="backgroundobjects" svg:width="17.242cm" svg:height="12.542cm" svg:x="2.161cm" svg:y="13.268cm" presentation:class="notes" presentation:placeholder="true">
          <draw:text-box/>
        </draw:frame>
        <draw:frame draw:style-name="Mg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yne Morrison</meta:initial-creator>
    <meta:creation-date>2010-03-28T06:56:28</meta:creation-date>
    <meta:editing-cycles>6</meta:editing-cycles>
    <meta:editing-duration>P23DT22H39M37S</meta:editing-duration>
    <dc:date>2012-12-17T15:18:30</dc:date>
    <meta:generator>LibreOffice/3.5$MacOSX_x86 LibreOffice_project/e0fbe70-dcba98b-297ab39-994e618-0f858f0</meta:generator>
    <meta:document-statistic meta:object-count="55"/>
  </office:meta>
</office:document-meta>
</file>